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000000300CE316C96E9FAEF4D.png" manifest:media-type="image/png"/>
  <manifest:file-entry manifest:full-path="Pictures/1000000100000105000000A740D1142A2A0B136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431cm" draw:marker-end-width="0.431cm" draw:fill="none" draw:textarea-horizontal-align="justify" draw:textarea-vertical-align="middle" draw:auto-grow-height="false" fo:min-height="10.152cm" fo:min-width="6.949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draw:fill-color="#999999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1cm" svg:stroke-color="#000000" draw:marker-start-width="0.355cm" draw:marker-end-width="0.355cm" draw:fill="solid" draw:fill-color="#ffffff" draw:opacity="50%" draw:textarea-horizontal-align="justify" draw:textarea-vertical-align="middle" draw:auto-grow-height="false" fo:min-height="1.605cm" fo:min-width="0cm" fo:padding-top="0.15cm" fo:padding-bottom="0.15cm" fo:padding-left="0.275cm" fo:padding-right="0.275cm" draw:shadow-opacity="50%"/>
    </style:style>
    <style:style style:name="gr7" style:family="graphic" style:parent-style-name="standard">
      <style:graphic-properties svg:stroke-width="0.051cm" svg:stroke-color="#000000" draw:marker-start-width="0.508cm" draw:marker-end-width="0.508cm" draw:fill="none" draw:textarea-horizontal-align="justify" draw:textarea-vertical-align="middle" draw:auto-grow-height="true" fo:min-height="0cm" fo:min-width="0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152cm" svg:stroke-color="#000000" draw:marker-start-width="0.673cm" draw:marker-end-width="0.673cm" draw:fill="none" draw:textarea-vertical-align="middle" fo:padding-top="0.201cm" fo:padding-bottom="0.201cm" fo:padding-left="0.326cm" fo:padding-right="0.326cm"/>
    </style:style>
    <style:style style:name="gr9" style:family="graphic" style:parent-style-name="objectwithoutfill">
      <style:graphic-properties svg:stroke-width="0.102cm" svg:stroke-color="#000000" draw:marker-start-width="0.509cm" draw:marker-end-width="0.509cm" svg:stroke-opacity="75%" svg:stroke-linecap="round" draw:fill="none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svg:stroke-width="0.102cm" svg:stroke-color="#069a2e" draw:marker-start-width="0.509cm" draw:marker-end-width="0.509cm" svg:stroke-opacity="75%" svg:stroke-linecap="round" draw:fill="none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="solid" draw:fill-color="#ffffff" draw:opacity="50%" draw:textarea-horizontal-align="justify" draw:textarea-vertical-align="middle" draw:auto-grow-height="false" fo:min-height="6.381cm" fo:min-width="2.091cm" fo:padding-top="0.15cm" fo:padding-bottom="0.15cm" fo:padding-left="0.275cm" fo:padding-right="0.275cm" draw:shadow-opacity="50%"/>
    </style:style>
    <style:style style:name="gr12" style:family="graphic" style:parent-style-name="standard">
      <style:graphic-properties svg:stroke-width="0.051cm" svg:stroke-color="#000000" draw:marker-start-width="0.355cm" draw:marker-end-width="0.355cm" draw:fill="none" draw:fill-color="#729fcf" draw:textarea-horizontal-align="justify" draw:textarea-vertical-align="middle" draw:auto-grow-height="false" fo:min-height="5.351cm" fo:min-width="0cm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5.36cm" fo:min-width="0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1cm" svg:stroke-color="#000000" draw:marker-start-width="0.355cm" draw:marker-end-width="0.355cm" draw:fill="none" draw:fill-color="#ffffff" fo:min-height="0.448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5.691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5.691cm"/>
      <style:paragraph-properties style:writing-mode="lr-tb"/>
    </style:style>
    <style:style style:name="gr17" style:family="graphic" style:parent-style-name="objectwithoutfill">
      <style:graphic-properties svg:stroke-width="0.102cm" svg:stroke-color="#ff0000" draw:marker-start-width="0.509cm" draw:marker-end-width="0.509cm" svg:stroke-opacity="75%" svg:stroke-linecap="round" draw:fill="none" draw:textarea-vertical-align="middle" fo:padding-top="0.176cm" fo:padding-bottom="0.176cm" fo:padding-left="0.301cm" fo:padding-right="0.301cm"/>
    </style:style>
    <style:style style:name="gr18" style:family="graphic" style:parent-style-name="objectwithoutfill">
      <style:graphic-properties svg:stroke-width="0.076cm" svg:stroke-color="#000000" draw:marker-start-width="0.647cm" draw:marker-end-width="0.647cm" draw:fill="none" draw:textarea-vertical-align="middle" fo:padding-top="0.163cm" fo:padding-bottom="0.163cm" fo:padding-left="0.288cm" fo:padding-right="0.288cm"/>
    </style:style>
    <style:style style:name="gr19" style:family="graphic" style:parent-style-name="objectwithoutfill">
      <style:graphic-properties svg:stroke-width="0.076cm" svg:stroke-color="#000000" draw:marker-start-width="0.684cm" draw:marker-end-width="0.684cm" draw:fill="none" draw:textarea-vertical-align="middle" fo:padding-top="0.163cm" fo:padding-bottom="0.163cm" fo:padding-left="0.288cm" fo:padding-right="0.288cm"/>
    </style:style>
    <style:style style:name="gr20" style:family="graphic" style:parent-style-name="standard">
      <style:graphic-properties svg:stroke-width="0.051cm" svg:stroke-color="#000000" draw:marker-start-width="0.584cm" draw:marker-end-width="0.584cm" draw:fill="solid" draw:fill-color="#faa61a" draw:opacity="100%" draw:textarea-horizontal-align="justify" draw:textarea-vertical-align="middle" draw:auto-grow-height="true" fo:min-height="0cm" fo:min-width="0cm" fo:padding-top="0.151cm" fo:padding-bottom="0.151cm" fo:padding-left="0.276cm" fo:padding-right="0.276cm" draw:shadow-opacity="100%"/>
    </style:style>
    <style:style style:name="gr21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22" style:family="graphic" style:parent-style-name="objectwithoutfill">
      <style:graphic-properties svg:stroke-width="0.102cm" svg:stroke-color="#3465a4" draw:marker-start-width="0.509cm" draw:marker-end-width="0.509cm" svg:stroke-opacity="75%" svg:stroke-linecap="round" draw:fill="none" draw:textarea-vertical-align="middle" fo:padding-top="0.176cm" fo:padding-bottom="0.176cm" fo:padding-left="0.301cm" fo:padding-right="0.301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21cm, 9.863cm, 4.984cm, 2.838cm)" draw:image-opacity="100%" style:mirror="none"/>
      <style:paragraph-properties style:writing-mode="lr-tb"/>
    </style:style>
    <style:style style:name="gr24" style:family="graphic" style:parent-style-name="objectwithoutfill">
      <style:graphic-properties svg:stroke-width="0.102cm" svg:stroke-color="#bf0041" draw:marker-start-width="0.509cm" draw:marker-end-width="0.509cm" svg:stroke-opacity="75%" svg:stroke-linecap="round" draw:fill="none" draw:textarea-vertical-align="middle" fo:padding-top="0.176cm" fo:padding-bottom="0.176cm" fo:padding-left="0.301cm" fo:padding-right="0.301cm"/>
    </style:style>
    <style:style style:name="gr25" style:family="graphic" style:parent-style-name="standard">
      <style:graphic-properties svg:stroke-width="0.051cm" svg:stroke-color="#000000" draw:marker-start-width="0.355cm" draw:marker-end-width="0.355cm" draw:fill="solid" draw:fill-color="#ffffff" draw:opacity="50%" draw:textarea-horizontal-align="justify" draw:textarea-vertical-align="middle" draw:auto-grow-height="false" fo:min-height="0.843cm" fo:min-width="0cm" fo:padding-top="0.15cm" fo:padding-bottom="0.15cm" fo:padding-left="0.275cm" fo:padding-right="0.275cm" draw:shadow-opacity="50%"/>
    </style:style>
    <style:style style:name="gr26" style:family="graphic" style:parent-style-name="standard">
      <style:graphic-properties svg:stroke-width="0.051cm" svg:stroke-color="#000000" draw:marker-start-width="0.355cm" draw:marker-end-width="0.355cm" draw:fill="solid" draw:fill-color="#000000" draw:opacity="50%" draw:textarea-horizontal-align="justify" draw:textarea-vertical-align="middle" draw:auto-grow-height="false" fo:min-height="0.843cm" fo:min-width="0cm" fo:padding-top="0.15cm" fo:padding-bottom="0.15cm" fo:padding-left="0.275cm" fo:padding-right="0.275cm" draw:shadow-opacity="50%"/>
    </style:style>
    <style:style style:name="gr27" style:family="graphic" style:parent-style-name="objectwithoutfill">
      <style:graphic-properties svg:stroke-width="0.152cm" svg:stroke-color="#000000" draw:marker-start-width="0.673cm" draw:marker-end-width="0.673cm" svg:stroke-linecap="round" draw:fill="none" draw:textarea-vertical-align="middle" fo:padding-top="0.201cm" fo:padding-bottom="0.201cm" fo:padding-left="0.326cm" fo:padding-right="0.326cm"/>
    </style:style>
    <style:style style:name="gr28" style:family="graphic" style:parent-style-name="standard">
      <style:graphic-properties svg:stroke-width="0.051cm" svg:stroke-color="#000000" draw:marker-start-width="0.355cm" draw:marker-end-width="0.355cm" draw:fill="solid" draw:fill-color="#666666" draw:textarea-vertical-align="middle" fo:padding-top="0.15cm" fo:padding-bottom="0.15cm" fo:padding-left="0.275cm" fo:padding-right="0.275cm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1.11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321cm"/>
      <style:paragraph-properties style:writing-mode="lr-tb"/>
    </style:style>
    <style:style style:name="gr31" style:family="graphic" style:parent-style-name="standard">
      <style:graphic-properties svg:stroke-width="0.051cm" svg:stroke-color="#000000" draw:marker-start-width="0.355cm" draw:marker-end-width="0.355cm" draw:fill="solid" draw:fill-color="#ffffff" draw:opacity="50%" draw:textarea-horizontal-align="justify" draw:textarea-vertical-align="middle" draw:auto-grow-height="false" fo:min-height="0.462cm" fo:min-width="0.593cm" fo:padding-top="0.15cm" fo:padding-bottom="0.15cm" fo:padding-left="0.275cm" fo:padding-right="0.275cm" draw:shadow-opacity="50%"/>
    </style:style>
    <style:style style:name="gr32" style:family="graphic" style:parent-style-name="standard">
      <style:graphic-properties svg:stroke-width="0.051cm" svg:stroke-color="#000000" draw:marker-start-width="0.355cm" draw:marker-end-width="0.355cm" draw:fill="solid" draw:fill-color="#ffffff" draw:opacity="50%" draw:textarea-horizontal-align="justify" draw:textarea-vertical-align="middle" draw:auto-grow-height="false" fo:min-height="0.081cm" fo:min-width="0cm" fo:padding-top="0.15cm" fo:padding-bottom="0.15cm" fo:padding-left="0.275cm" fo:padding-right="0.275cm" draw:shadow-opacity="50%"/>
    </style:style>
    <style:style style:name="gr33" style:family="graphic" style:parent-style-name="objectwithoutfill">
      <style:graphic-properties svg:stroke-width="0.102cm" svg:stroke-color="#ff8000" draw:marker-start-width="0.509cm" draw:marker-end-width="0.509cm" svg:stroke-opacity="75%" svg:stroke-linecap="round" draw:fill="none" draw:textarea-vertical-align="middle" fo:padding-top="0.176cm" fo:padding-bottom="0.176cm" fo:padding-left="0.301cm" fo:padding-right="0.301cm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738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357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357cm"/>
      <style:paragraph-properties style:writing-mode="lr-tb"/>
    </style:style>
    <style:style style:name="gr37" style:family="graphic" style:parent-style-name="objectwithoutfill">
      <style:graphic-properties svg:stroke-width="0.102cm" svg:stroke-color="#000000" draw:marker-start-width="0.509cm" draw:marker-end-width="0.509cm" svg:stroke-opacity="75%" svg:stroke-linecap="round" draw:fill="none" draw:textarea-vertical-align="middle" fo:padding-top="0.176cm" fo:padding-bottom="0.176cm" fo:padding-left="0.301cm" fo:padding-right="0.301cm"/>
      <style:paragraph-properties style:writing-mode="lr-tb"/>
    </style:style>
    <style:style style:name="gr38" style:family="graphic" style:parent-style-name="objectwithoutfill">
      <style:graphic-properties svg:stroke-width="0.102cm" svg:stroke-color="#ff8000" draw:marker-start-width="0.509cm" draw:marker-end-width="0.509cm" svg:stroke-opacity="75%" svg:stroke-linecap="round" draw:fill="none" draw:textarea-vertical-align="middle" fo:padding-top="0.176cm" fo:padding-bottom="0.176cm" fo:padding-left="0.301cm" fo:padding-right="0.301cm"/>
      <style:paragraph-properties style:writing-mode="lr-tb"/>
    </style:style>
    <style:style style:name="gr39" style:family="graphic" style:parent-style-name="objectwithoutfill">
      <style:graphic-properties svg:stroke-width="0.102cm" svg:stroke-color="#2a6099" draw:marker-start-width="0.509cm" draw:marker-end-width="0.509cm" svg:stroke-opacity="75%" svg:stroke-linecap="round" draw:fill="none" draw:textarea-vertical-align="middle" fo:padding-top="0.176cm" fo:padding-bottom="0.176cm" fo:padding-left="0.301cm" fo:padding-right="0.301cm"/>
      <style:paragraph-properties style:writing-mode="lr-tb"/>
    </style:style>
    <style:style style:name="gr40" style:family="graphic" style:parent-style-name="standard">
      <style:graphic-properties svg:stroke-width="0.051cm" svg:stroke-color="#000000" draw:marker-start-width="0.355cm" draw:marker-end-width="0.355cm" draw:fill="solid" draw:fill-color="#ffffff" draw:opacity="50%" draw:textarea-horizontal-align="justify" draw:textarea-vertical-align="middle" draw:auto-grow-height="false" fo:min-height="0.854cm" fo:min-width="0.593cm" fo:padding-top="0.15cm" fo:padding-bottom="0.15cm" fo:padding-left="0.275cm" fo:padding-right="0.275cm" draw:shadow-opacity="50%"/>
    </style:style>
    <style:style style:name="gr41" style:family="graphic" style:parent-style-name="standard">
      <style:graphic-properties svg:stroke-width="0.051cm" svg:stroke-color="#000000" draw:marker-start-width="0.355cm" draw:marker-end-width="0.355cm" draw:fill="solid" draw:fill-color="#ffffff" draw:opacity="50%" draw:textarea-horizontal-align="justify" draw:textarea-vertical-align="middle" draw:auto-grow-height="false" fo:min-height="0.473cm" fo:min-width="0cm" fo:padding-top="0.15cm" fo:padding-bottom="0.15cm" fo:padding-left="0.275cm" fo:padding-right="0.275cm" draw:shadow-opacity="50%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0.45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ffffff" draw:opacity="50%"/>
      <style:paragraph-properties fo:margin-top="0.025cm" fo:margin-bottom="0cm" fo:text-align="start">
        <style:tab-stops/>
      </style:paragraph-properties>
      <style:text-properties fo:font-size="10pt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fo:font-size="8pt" style:font-size-asian="18pt" style:font-size-complex="18pt"/>
    </style:style>
    <style:style style:name="P6" style:family="paragraph">
      <loext:graphic-properties draw:fill="solid" draw:fill-color="#ffffff" draw:opacity="50%"/>
      <style:paragraph-properties fo:text-align="center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0pt" style:font-size-asian="18pt" style:font-size-complex="18pt"/>
    </style:style>
    <style:style style:name="P10" style:family="paragraph">
      <style:paragraph-properties fo:margin-left="0cm" fo:margin-right="0cm" fo:margin-top="0.025cm" fo:margin-bottom="0cm" fo:line-height="100%" fo:text-align="start" fo:text-indent="0cm">
        <style:tab-stops/>
      </style:paragraph-properties>
    </style:style>
    <style:style style:name="P11" style:family="paragraph">
      <loext:graphic-properties draw:fill="none" draw:fill-color="#ffffff"/>
      <style:paragraph-properties fo:margin-left="0cm" fo:margin-right="0cm" fo:margin-top="0.025cm" fo:margin-bottom="0cm" fo:line-height="100%" fo:text-align="start" fo:text-indent="0cm" style:writing-mode="lr-tb">
        <style:tab-stops/>
      </style:paragraph-properties>
    </style:style>
    <style:style style:name="P12" style:family="paragraph">
      <style:paragraph-properties fo:margin-left="0cm" fo:margin-right="0cm" fo:margin-top="0.025cm" fo:margin-bottom="0cm" fo:line-height="100%" fo:text-align="end" fo:text-indent="0cm">
        <style:tab-stops/>
      </style:paragraph-properties>
    </style:style>
    <style:style style:name="P13" style:family="paragraph">
      <loext:graphic-properties draw:fill="none" draw:fill-color="#ffffff"/>
      <style:paragraph-properties fo:margin-left="0cm" fo:margin-right="0cm" fo:margin-top="0.025cm" fo:margin-bottom="0cm" fo:line-height="100%" fo:text-align="end" fo:text-indent="0cm" style:writing-mode="lr-tb">
        <style:tab-stops/>
      </style:paragraph-properties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none"/>
      <style:paragraph-properties fo:text-align="center"/>
      <style:text-properties fo:font-size="8pt"/>
    </style:style>
    <style:style style:name="P16" style:family="paragraph">
      <loext:graphic-properties draw:fill="solid" draw:fill-color="#faa61a" draw:opacity="100%"/>
      <style:paragraph-properties fo:text-align="center"/>
      <style:text-properties fo:font-size="8pt"/>
    </style:style>
    <style:style style:name="P17" style:family="paragraph">
      <style:paragraph-properties fo:text-align="center">
        <style:tab-stops/>
      </style:paragraph-properties>
    </style:style>
    <style:style style:name="P18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text-outline="true" fo:font-weight="bold" style:font-weight-asian="bold" style:font-weight-complex="bold"/>
    </style:style>
    <style:style style:name="P19" style:family="paragraph">
      <loext:graphic-properties draw:fill="solid" draw:fill-color="#000000" draw:opacity="50%"/>
      <style:paragraph-properties fo:margin-top="0.025cm" fo:margin-bottom="0cm" fo:text-align="start">
        <style:tab-stops/>
      </style:paragraph-properties>
      <style:text-properties fo:font-size="10pt" style:font-size-asian="18pt" style:font-size-complex="18pt"/>
    </style:style>
    <style:style style:name="P20" style:family="paragraph">
      <loext:graphic-properties draw:fill="solid" draw:fill-color="#666666"/>
      <style:paragraph-properties fo:text-align="center"/>
    </style:style>
    <style:style style:name="P21" style:family="paragraph">
      <loext:graphic-properties draw:fill="none" draw:fill-color="#ffffff"/>
      <style:paragraph-properties fo:margin-left="0cm" fo:margin-right="0cm" fo:margin-top="0.025cm" fo:margin-bottom="0cm" fo:line-height="100%" fo:text-align="start" fo:text-indent="0cm" style:writing-mode="lr-tb">
        <style:tab-stops/>
      </style:paragraph-properties>
      <style:text-properties style:text-outline="true" fo:font-weight="bold" style:font-weight-asian="bold" style:font-weight-complex="bold"/>
    </style:style>
    <style:style style:name="P22" style:family="paragraph">
      <loext:graphic-properties draw:fill="none" draw:fill-color="#ffffff"/>
      <style:paragraph-properties fo:margin-left="0cm" fo:margin-right="0cm" fo:margin-top="0.025cm" fo:margin-bottom="0cm" fo:line-height="100%" fo:text-align="start" fo:text-indent="0cm" style:writing-mode="lr-tb">
        <style:tab-stops/>
      </style:paragraph-properties>
      <style:text-properties style:text-outline="true" fo:font-weight="normal" style:font-weight-asian="normal" style:font-weight-complex="normal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9pt" style:font-size-asian="18pt" style:font-size-complex="18pt"/>
    </style:style>
    <style:style style:name="T3" style:family="text">
      <style:text-properties style:text-outline="true" fo:font-size="8pt" fo:font-weight="bold" style:font-size-asian="18pt" style:font-weight-asian="bold" style:font-size-complex="18pt" style:font-weight-complex="bold"/>
    </style:style>
    <style:style style:name="T4" style:family="text">
      <style:text-properties style:text-outline="true" style:font-name="Liberation Sans" fo:font-size="9pt" fo:font-weight="bold" style:font-name-asian="Liberation Sans" style:font-size-asian="18pt" style:font-weight-asian="bold" style:font-name-complex="Liberation Sans" style:font-size-complex="18pt" style:font-weight-complex="bold"/>
    </style:style>
    <style:style style:name="T5" style:family="text">
      <style:text-properties fo:font-size="8pt" fo:font-weight="bold" style:font-size-asian="18pt" style:font-weight-asian="bold" style:font-size-complex="18pt" style:font-weight-complex="bold"/>
    </style:style>
    <style:style style:name="T6" style:family="text">
      <style:text-properties style:text-outline="true" style:font-name="Liberation Sans" fo:font-size="9pt" fo:font-weight="normal" style:font-name-asian="Liberation Sans" style:font-size-asian="18pt" style:font-weight-asian="normal" style:font-name-complex="Liberation Sans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PCB" svg:width="7.499cm" svg:height="10.452cm" draw:transform="rotate (1.5707963267949) translate (10.106cm 15.47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PCB" svg:width="0.271cm" svg:height="0.29cm" draw:transform="rotate (1.5707963267949) translate (10.241cm 15.36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g>
              <draw:custom-shape draw:style-name="gr3" draw:text-style-name="P2" draw:layer="PCB" svg:width="0.254cm" svg:height="0.254cm" draw:transform="rotate (1.5707963267949) translate (15.397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5.461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5.778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5.842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6.159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6.223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6.54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6.604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6.921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6.985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7.302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7.366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7.683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7.747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8.064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8.128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8.445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8.509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8.826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8.89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9.207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9.271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9.588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9.652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3" draw:text-style-name="P2" draw:layer="PCB" svg:width="0.254cm" svg:height="0.254cm" draw:transform="rotate (1.5707963267949) translate (15.397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3" draw:text-style-name="P2" draw:layer="PCB" svg:width="0.254cm" svg:height="0.254cm" draw:transform="rotate (1.5707963267949) translate (15.396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5.46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5.777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5.841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6.158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6.222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6.539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6.603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6.92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6.984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7.301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7.365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7.682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7.746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8.063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8.127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8.444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8.508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8.825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8.889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9.206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9.27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9.587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9.651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3" draw:text-style-name="P2" draw:layer="PCB" svg:width="0.254cm" svg:height="0.254cm" draw:transform="rotate (1.5707963267949) translate (10.851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0.915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1.232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1.296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1.613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1.677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1.994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2.058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2.375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2.439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2.756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2.82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3.137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3.201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3.518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3.582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3.899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3.963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4.28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4.344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4.661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4.725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5.042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5.106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3" draw:text-style-name="P2" draw:layer="PCB" svg:width="0.254cm" svg:height="0.254cm" draw:transform="rotate (1.5707963267949) translate (10.851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3" draw:text-style-name="P2" draw:layer="PCB" svg:width="0.254cm" svg:height="0.254cm" draw:transform="rotate (1.5707963267949) translate (10.85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0.914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1.231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1.295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1.612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1.676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1.993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2.057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2.374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2.438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2.755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2.819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3.136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3.2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3.517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3.581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3.898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3.962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4.279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4.343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4.66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4.724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5.041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5.105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custom-shape draw:style-name="gr2" draw:text-style-name="P1" draw:layer="PCB" svg:width="0.271cm" svg:height="0.29cm" draw:transform="rotate (1.5707963267949) translate (10.241cm 8.38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PCB" svg:width="0.271cm" svg:height="0.29cm" draw:transform="rotate (1.5707963267949) translate (20.142cm 8.38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PCB" svg:width="0.271cm" svg:height="0.29cm" draw:transform="rotate (1.5707963267949) translate (20.143cm 15.37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1" draw:layer="layout" svg:width="3.534cm" svg:height="2.261cm" draw:transform="rotate (-3.14159265358979) translate (12.159cm 11.158cm)">
            <draw:image xlink:href="Pictures/1000000100000105000000A740D1142A2A0B136C.png" xlink:type="simple" xlink:show="embed" xlink:actuate="onLoad" draw:mime-type="image/png">
              <text:p/>
            </draw:image>
          </draw:frame>
          <draw:g>
            <draw:custom-shape draw:style-name="gr6" draw:text-style-name="P4" draw:layer="layout" svg:width="0.381cm" svg:height="1.905cm" draw:transform="rotate (-3.14159265358979) translate (11.927cm 11.00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5" draw:layer="layout" svg:width="0.127cm" svg:height="0.127cm" draw:transform="rotate (-3.14159265358979) translate (11.8cm 10.49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127cm" svg:height="0.127cm" draw:transform="rotate (-3.14159265358979) translate (11.8cm 9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127cm" svg:height="0.127cm" draw:transform="rotate (-3.14159265358979) translate (11.8cm 10.8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127cm" svg:height="0.127cm" draw:transform="rotate (-3.14159265358979) translate (11.8cm 9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127cm" svg:height="0.127cm" draw:transform="rotate (-3.14159265358979) translate (11.8cm 10.11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127cm" svg:height="0.127cm" draw:transform="rotate (-3.14159265358979) translate (11.8cm 9.73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127cm" svg:height="0.127cm" draw:transform="rotate (-3.14159265358979) translate (11.8cm 10.11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127cm" svg:height="0.127cm" draw:transform="rotate (-3.14159265358979) translate (11.8cm 9.73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8" draw:text-style-name="P1" draw:layer="layout" svg:x1="11.651cm" svg:y1="10.421cm" svg:x2="11.397cm" svg:y2="10.421cm">
            <text:p/>
          </draw:line>
          <draw:path draw:style-name="gr9" draw:text-style-name="P1" draw:layer="layout" svg:width="1.004cm" svg:height="0.486cm" draw:transform="rotate (1.11962871515436) translate (10.9327023970573cm 10.2086465892576cm)" svg:viewBox="0 0 1005 487" svg:d="M0 487c219-247 683-394 1005-487">
            <text:p/>
          </draw:path>
          <draw:line draw:style-name="gr8" draw:text-style-name="P1" draw:layer="layout" svg:x1="11.651cm" svg:y1="9.285cm" svg:x2="11.397cm" svg:y2="9.285cm">
            <text:p/>
          </draw:line>
        </draw:g>
        <draw:path draw:style-name="gr10" draw:text-style-name="P1" draw:layer="layout" svg:width="3.063cm" svg:height="0.638cm" draw:transform="rotate (1.11962871515436) translate (12.6880353911288cm 12.8064319792529cm)" svg:viewBox="0 0 3064 639" svg:d="M0 639c785-190 2309 70 3064-639">
          <text:p/>
        </draw:path>
        <draw:line draw:style-name="gr8" draw:text-style-name="P1" draw:layer="layout" svg:x1="17.365cm" svg:y1="8.918cm" svg:x2="17.111cm" svg:y2="8.918cm">
          <text:p/>
        </draw:line>
        <draw:line draw:style-name="gr8" draw:text-style-name="P1" draw:layer="layout" svg:x1="17.365cm" svg:y1="9.67cm" svg:x2="17.111cm" svg:y2="9.67cm">
          <text:p/>
        </draw:line>
        <draw:line draw:style-name="gr8" draw:text-style-name="P1" draw:layer="layout" svg:x1="12.055cm" svg:y1="10.807cm" svg:x2="11.801cm" svg:y2="10.807cm">
          <text:p/>
        </draw:line>
        <draw:path draw:style-name="gr9" draw:text-style-name="P1" draw:layer="layout" svg:width="3.459cm" svg:height="2.519cm" draw:transform="rotate (1.11962871515436) translate (10.6095548210911cm 13.5234320083433cm)" svg:viewBox="0 0 3460 2520" svg:d="M0 2520c785-191 2704-1811 3460-2520">
          <text:p/>
        </draw:path>
        <draw:line draw:style-name="gr8" draw:text-style-name="P1" draw:layer="layout" svg:x1="12.047cm" svg:y1="10.398cm" svg:x2="11.793cm" svg:y2="10.398cm">
          <text:p/>
        </draw:line>
        <draw:line draw:style-name="gr8" draw:text-style-name="P1" draw:layer="layout" svg:x1="17.356cm" svg:y1="10.052cm" svg:x2="17.102cm" svg:y2="10.052cm">
          <text:p/>
        </draw:line>
        <draw:line draw:style-name="gr8" draw:text-style-name="P1" draw:layer="layout" svg:x1="12.069cm" svg:y1="9.662cm" svg:x2="11.815cm" svg:y2="9.662cm">
          <text:p/>
        </draw:line>
        <draw:g>
          <draw:g>
            <draw:g>
              <draw:custom-shape draw:style-name="gr11" draw:text-style-name="P6" draw:layer="layout" svg:width="2.641cm" svg:height="6.681cm" svg:x="13.102cm" svg:y="8.87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7" draw:layer="layout" svg:width="0.317cm" svg:height="5.651cm" svg:x="15.413cm" svg:y="9.5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" draw:text-style-name="P1" draw:layer="layout" svg:width="0.317cm" svg:height="5.66cm" svg:x="13.109cm" svg:y="9.51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14" draw:text-style-name="P9" draw:layer="layout" svg:width="3.365cm" svg:height="0.698cm" svg:x="12.759cm" svg:y="8.849cm">
              <draw:text-box>
                <text:p text:style-name="P8"><text:span text:style-name="T1">Nano 33 IoT</text:span></text:p>
              </draw:text-box>
            </draw:frame>
          </draw:g>
          <draw:frame draw:style-name="gr15" draw:text-style-name="P11" draw:layer="layout" svg:width="1.842cm" svg:height="5.941cm" svg:x="13.292cm" svg:y="9.396cm">
            <draw:text-box>
              <text:p text:style-name="P10"><text:span text:style-name="T2">D13</text:span></text:p>
              <text:p text:style-name="P10"><text:span text:style-name="T2">+3.3V</text:span></text:p>
              <text:p text:style-name="P10"><text:span text:style-name="T2">AREF</text:span></text:p>
              <text:p text:style-name="P10"><text:span text:style-name="T2">DAC0/A0</text:span></text:p>
              <text:p text:style-name="P10"><text:span text:style-name="T2">A1</text:span></text:p>
              <text:p text:style-name="P10"><text:span text:style-name="T2">A2</text:span></text:p>
              <text:p text:style-name="P10"><text:span text:style-name="T2">A3</text:span></text:p>
              <text:p text:style-name="P10"><text:span text:style-name="T2">A4</text:span></text:p>
              <text:p text:style-name="P10"><text:span text:style-name="T2">A5</text:span></text:p>
              <text:p text:style-name="P10"><text:span text:style-name="T2">A6</text:span></text:p>
              <text:p text:style-name="P10"><text:span text:style-name="T2">A7</text:span></text:p>
              <text:p text:style-name="P10"><text:span text:style-name="T2">+5V</text:span></text:p>
              <text:p text:style-name="P10"><text:span text:style-name="T2">RESET</text:span></text:p>
              <text:p text:style-name="P10"><text:span text:style-name="T2">GND</text:span></text:p>
              <text:p text:style-name="P10"><text:span text:style-name="T2">VIN</text:span></text:p>
            </draw:text-box>
          </draw:frame>
          <draw:frame draw:style-name="gr16" draw:text-style-name="P13" draw:layer="layout" svg:width="1.842cm" svg:height="5.941cm" svg:x="13.762cm" svg:y="9.357cm">
            <draw:text-box>
              <text:p text:style-name="P12"><text:span text:style-name="T2">~D12</text:span></text:p>
              <text:p text:style-name="P12"><text:span text:style-name="T2">~D11</text:span></text:p>
              <text:p text:style-name="P12"><text:span text:style-name="T2">~D10</text:span></text:p>
              <text:p text:style-name="P12"><text:span text:style-name="T2">~D9</text:span></text:p>
              <text:p text:style-name="P12"><text:span text:style-name="T2">D8</text:span></text:p>
              <text:p text:style-name="P12"><text:span text:style-name="T2">D7</text:span></text:p>
              <text:p text:style-name="P12"><text:span text:style-name="T2">~D6</text:span></text:p>
              <text:p text:style-name="P12"><text:span text:style-name="T2">~D5</text:span></text:p>
              <text:p text:style-name="P12"><text:span text:style-name="T2">D4</text:span></text:p>
              <text:p text:style-name="P12"><text:span text:style-name="T2">~D3</text:span></text:p>
              <text:p text:style-name="P12"><text:span text:style-name="T2">~D2</text:span></text:p>
              <text:p text:style-name="P12"><text:span text:style-name="T2">GND</text:span></text:p>
              <text:p text:style-name="P12"><text:span text:style-name="T2">RST</text:span></text:p>
              <text:p text:style-name="P12"><text:span text:style-name="T2">RX/D1</text:span></text:p>
              <text:p text:style-name="P12"><text:span text:style-name="T2">TX/D0</text:span></text:p>
            </draw:text-box>
          </draw:frame>
        </draw:g>
        <draw:path draw:style-name="gr10" draw:text-style-name="P14" draw:layer="layout" svg:width="2.064cm" svg:height="0.14cm" draw:transform="rotate (1.11962871515436) translate (11.9785046970972cm 12.6567135388513cm)" svg:viewBox="0 0 2065 141" svg:d="M2065 4c-410-22-1792 56-2065 137">
          <text:p/>
        </draw:path>
        <draw:path draw:style-name="gr17" draw:text-style-name="P1" draw:layer="layout" svg:width="0.059cm" svg:height="0.847cm" draw:transform="rotate (1.11962871515436) translate (12.1014818112304cm 9.69409355431285cm)" svg:viewBox="0 0 60 848" svg:d="M34 848c-110-228 89-533 4-848">
          <text:p/>
        </draw:path>
        <draw:g>
          <draw:g>
            <draw:custom-shape draw:style-name="gr7" draw:text-style-name="P5" draw:layer="layout" svg:width="0.127cm" svg:height="0.127cm" svg:x="10.909cm" svg:y="14.9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127cm" svg:height="0.127cm" svg:x="12.433cm" svg:y="14.9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8" draw:text-style-name="P15" draw:layer="layout" svg:x1="11.036cm" svg:y1="14.982cm" svg:x2="11.354cm" svg:y2="14.982cm">
              <text:p/>
            </draw:line>
            <draw:line draw:style-name="gr19" draw:text-style-name="P15" draw:layer="layout" svg:x1="12.115cm" svg:y1="14.982cm" svg:x2="12.433cm" svg:y2="14.982cm">
              <text:p/>
            </draw:line>
            <draw:custom-shape draw:style-name="gr20" draw:text-style-name="P16" draw:layer="layout" svg:width="0.762cm" svg:height="0.254cm" svg:x="11.354cm" svg:y="14.85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1" draw:text-style-name="P18" draw:layer="layout" svg:width="1.397cm" svg:height="0.569cm" svg:x="11.056cm" svg:y="14.688cm">
            <draw:text-box>
              <text:p text:style-name="P17"><text:span text:style-name="T3">6</text:span><text:span text:style-name="T3">.</text:span><text:span text:style-name="T3">8</text:span><text:span text:style-name="T3">k</text:span></text:p>
            </draw:text-box>
          </draw:frame>
        </draw:g>
        <draw:g>
          <draw:g>
            <draw:custom-shape draw:style-name="gr7" draw:text-style-name="P5" draw:layer="layout" svg:width="0.127cm" svg:height="0.127cm" svg:x="10.909cm" svg:y="14.5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127cm" svg:height="0.127cm" svg:x="12.433cm" svg:y="14.5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8" draw:text-style-name="P15" draw:layer="layout" svg:x1="11.036cm" svg:y1="14.598cm" svg:x2="11.354cm" svg:y2="14.598cm">
              <text:p/>
            </draw:line>
            <draw:line draw:style-name="gr19" draw:text-style-name="P15" draw:layer="layout" svg:x1="12.115cm" svg:y1="14.598cm" svg:x2="12.433cm" svg:y2="14.598cm">
              <text:p/>
            </draw:line>
            <draw:custom-shape draw:style-name="gr20" draw:text-style-name="P16" draw:layer="layout" svg:width="0.762cm" svg:height="0.254cm" svg:x="11.354cm" svg:y="14.47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1" draw:text-style-name="P18" draw:layer="layout" svg:width="1.397cm" svg:height="0.569cm" svg:x="11.056cm" svg:y="14.304cm">
            <draw:text-box>
              <text:p text:style-name="P17"><text:span text:style-name="T3">3.</text:span><text:span text:style-name="T3">3k</text:span></text:p>
            </draw:text-box>
          </draw:frame>
        </draw:g>
        <draw:line draw:style-name="gr8" draw:text-style-name="P1" draw:layer="layout" svg:x1="12.802cm" svg:y1="14.613cm" svg:x2="12.548cm" svg:y2="14.613cm">
          <text:p/>
        </draw:line>
        <draw:line draw:style-name="gr8" draw:text-style-name="P1" draw:layer="layout" svg:x1="12.802cm" svg:y1="14.983cm" svg:x2="12.548cm" svg:y2="14.983cm">
          <text:p/>
        </draw:line>
        <draw:line draw:style-name="gr8" draw:text-style-name="P1" draw:layer="layout" svg:x1="13.202cm" svg:y1="14.983cm" svg:x2="12.948cm" svg:y2="14.983cm">
          <text:p/>
        </draw:line>
        <draw:line draw:style-name="gr8" draw:text-style-name="P1" draw:layer="layout" svg:x1="13.202cm" svg:y1="14.613cm" svg:x2="12.948cm" svg:y2="14.613cm">
          <text:p/>
        </draw:line>
        <draw:line draw:style-name="gr8" draw:text-style-name="P1" draw:layer="layout" svg:x1="10.974cm" svg:y1="14.665cm" svg:x2="10.974cm" svg:y2="14.919cm">
          <text:p/>
        </draw:line>
        <draw:line draw:style-name="gr8" draw:text-style-name="P1" draw:layer="layout" svg:x1="10.974cm" svg:y1="14.277cm" svg:x2="10.974cm" svg:y2="14.531cm">
          <text:p/>
        </draw:line>
        <draw:path draw:style-name="gr22" draw:text-style-name="P1" draw:layer="layout" svg:width="3.571cm" svg:height="0.596cm" draw:transform="rotate (1.11962871515436) translate (10.964cm 14.227cm)" svg:viewBox="0 0 3572 597" svg:d="M0 0c614 59 2477 993 3572 402">
          <text:p/>
        </draw:path>
        <draw:line draw:style-name="gr8" draw:text-style-name="P1" draw:layer="layout" svg:x1="13.189cm" svg:y1="10.787cm" svg:x2="12.935cm" svg:y2="10.787cm">
          <text:p/>
        </draw:line>
        <draw:line draw:style-name="gr8" draw:text-style-name="P1" draw:layer="layout" svg:x1="13.189cm" svg:y1="11.187cm" svg:x2="12.935cm" svg:y2="11.187cm">
          <text:p/>
        </draw:line>
        <draw:frame draw:style-name="gr23" draw:text-style-name="P14" draw:layer="layout" svg:width="4.721cm" svg:height="3.778cm" draw:transform="rotate (-3.14159265358979) translate (21.591cm 11.798cm)">
          <draw:image xlink:href="Pictures/100000010000040000000300CE316C96E9FAEF4D.png" xlink:type="simple" xlink:show="embed" xlink:actuate="onLoad" draw:mime-type="image/png">
            <text:p text:style-name="P8"/>
            <text:p text:style-name="P8"/>
          </draw:image>
        </draw:frame>
        <draw:path draw:style-name="gr24" draw:text-style-name="P14" draw:layer="layout" svg:width="0.689cm" svg:height="0.53cm" draw:transform="rotate (2.02196393843543) translate (16.1877350711845cm 10.2707174180068cm)" svg:viewBox="0 0 690 531" svg:d="M690 0c-222 457-520 180-690 531">
          <text:p/>
        </draw:path>
        <draw:path draw:style-name="gr24" draw:text-style-name="P14" draw:layer="layout" svg:width="2.317cm" svg:height="3.525cm" draw:transform="rotate (2.02196393843543) translate (13.5974541899909cm 11.1366979978896cm)" svg:viewBox="0 0 2318 3526" svg:d="M1641 0c1379 1232 560 4140-1641 3410">
          <text:p/>
        </draw:path>
        <draw:path draw:style-name="gr9" draw:text-style-name="P1" draw:layer="layout" svg:width="6.119cm" svg:height="1.461cm" draw:transform="rotate (1.11962871515436) translate (12.6856740042851cm 14.1462414545395cm)" svg:viewBox="0 0 6120 1462" svg:d="M6113 1462c210-2834-4701-737-6113-394">
          <text:p/>
        </draw:path>
        <draw:line draw:style-name="gr8" draw:text-style-name="P1" draw:layer="layout" svg:x1="13.575cm" svg:y1="14.986cm" svg:x2="13.321cm" svg:y2="14.986cm">
          <text:p/>
        </draw:line>
        <draw:line draw:style-name="gr8" draw:text-style-name="P1" draw:layer="layout" svg:x1="16.989cm" svg:y1="8.547cm" svg:x2="16.735cm" svg:y2="8.547cm">
          <text:p/>
        </draw:line>
        <draw:line draw:style-name="gr8" draw:text-style-name="P1" draw:layer="layout" svg:x1="16.989cm" svg:y1="9.283cm" svg:x2="16.735cm" svg:y2="9.283cm">
          <text:p/>
        </draw:line>
        <draw:line draw:style-name="gr8" draw:text-style-name="P1" draw:layer="layout" svg:x1="16.989cm" svg:y1="9.659cm" svg:x2="16.735cm" svg:y2="9.659cm">
          <text:p/>
        </draw:line>
        <draw:line draw:style-name="gr8" draw:text-style-name="P1" draw:layer="layout" svg:x1="16.989cm" svg:y1="10.043cm" svg:x2="16.735cm" svg:y2="10.043cm">
          <text:p/>
        </draw:line>
        <draw:line draw:style-name="gr8" draw:text-style-name="P1" draw:layer="layout" svg:x1="16.989cm" svg:y1="10.431cm" svg:x2="16.735cm" svg:y2="10.431cm">
          <text:p/>
        </draw:line>
        <draw:line draw:style-name="gr8" draw:text-style-name="P1" draw:layer="layout" svg:x1="16.989cm" svg:y1="10.795cm" svg:x2="16.735cm" svg:y2="10.795cm">
          <text:p/>
        </draw:line>
        <draw:g>
          <draw:g>
            <draw:custom-shape draw:style-name="gr7" draw:text-style-name="P5" draw:layer="layout" svg:width="0.127cm" svg:height="0.127cm" svg:x="15.832cm" svg:y="13.4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127cm" svg:height="0.127cm" svg:x="17.356cm" svg:y="13.4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8" draw:text-style-name="P15" draw:layer="layout" svg:x1="15.959cm" svg:y1="13.468cm" svg:x2="16.277cm" svg:y2="13.468cm">
              <text:p/>
            </draw:line>
            <draw:line draw:style-name="gr19" draw:text-style-name="P15" draw:layer="layout" svg:x1="17.038cm" svg:y1="13.468cm" svg:x2="17.356cm" svg:y2="13.468cm">
              <text:p/>
            </draw:line>
            <draw:custom-shape draw:style-name="gr20" draw:text-style-name="P16" draw:layer="layout" svg:width="0.762cm" svg:height="0.254cm" svg:x="16.277cm" svg:y="13.34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1" draw:text-style-name="P18" draw:layer="layout" svg:width="1.397cm" svg:height="0.569cm" svg:x="15.979cm" svg:y="13.174cm">
            <draw:text-box>
              <text:p text:style-name="P17"><text:span text:style-name="T3">10k</text:span></text:p>
            </draw:text-box>
          </draw:frame>
        </draw:g>
        <draw:line draw:style-name="gr8" draw:text-style-name="P1" draw:layer="layout" svg:x1="15.805cm" svg:y1="13.471cm" svg:x2="15.551cm" svg:y2="13.471cm">
          <text:p/>
        </draw:line>
        <draw:line draw:style-name="gr8" draw:text-style-name="P1" draw:layer="layout" svg:x1="16.981cm" svg:y1="13.841cm" svg:x2="16.727cm" svg:y2="13.841cm">
          <text:p/>
        </draw:line>
        <draw:g>
          <draw:custom-shape draw:style-name="gr25" draw:text-style-name="P4" draw:layer="layout" svg:width="0.127cm" svg:height="1.143cm" draw:transform="rotate (-3.14159265358979) translate (16.903cm 15.18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6" draw:text-style-name="P19" draw:layer="layout" svg:width="0.317cm" svg:height="1.143cm" draw:transform="rotate (-3.14159265358979) translate (16.776cm 15.18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" draw:text-style-name="P5" draw:layer="layout" svg:width="0.127cm" svg:height="0.127cm" draw:transform="rotate (-3.14159265358979) translate (16.713cm 15.053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127cm" svg:height="0.127cm" draw:transform="rotate (-3.14159265358979) translate (16.713cm 14.672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127cm" svg:height="0.127cm" draw:transform="rotate (-3.14159265358979) translate (16.713cm 14.291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" draw:text-style-name="P1" draw:layer="layout" svg:x1="16.619cm" svg:y1="13.852cm" svg:x2="15.574cm" svg:y2="13.841cm">
          <text:p/>
        </draw:line>
        <draw:line draw:style-name="gr8" draw:text-style-name="P1" draw:layer="layout" svg:x1="17.1cm" svg:y1="13.84cm" svg:x2="17.354cm" svg:y2="13.84cm">
          <text:p/>
        </draw:line>
        <draw:g>
          <draw:line draw:style-name="gr27" draw:text-style-name="P1" draw:layer="layout" svg:x1="17.814cm" svg:y1="13.093cm" svg:x2="17.814cm" svg:y2="12.733cm">
            <text:p/>
          </draw:line>
          <draw:line draw:style-name="gr27" draw:text-style-name="P1" draw:layer="layout" svg:x1="17.433cm" svg:y1="12.708cm" svg:x2="17.624cm" svg:y2="12.71cm">
            <text:p/>
          </draw:line>
          <draw:line draw:style-name="gr27" draw:text-style-name="P1" draw:layer="layout" svg:x1="18.004cm" svg:y1="12.713cm" svg:x2="18.195cm" svg:y2="12.715cm">
            <text:p/>
          </draw:line>
          <draw:circle draw:style-name="gr28" draw:text-style-name="P20" draw:layer="layout" svg:width="0.571cm" svg:height="0.571cm" draw:transform="rotate (-1.57917390720447) translate (18.108cm 12.386cm)" draw:kind="cut" draw:start-angle="246.93" draw:end-angle="113.07">
            <text:p/>
          </draw:circle>
        </draw:g>
        <draw:line draw:style-name="gr8" draw:text-style-name="P14" draw:layer="layout" svg:x1="17.736cm" svg:y1="13.084cm" svg:x2="17.482cm" svg:y2="13.084cm">
          <text:p/>
        </draw:line>
        <draw:frame draw:style-name="gr29" draw:text-style-name="P21" draw:layer="layout" svg:width="0.355cm" svg:height="1.369cm" svg:x="15.905cm" svg:y="13.939cm">
          <draw:text-box>
            <text:p text:style-name="P10"><text:span text:style-name="T4">G</text:span></text:p>
            <text:p text:style-name="P10"><text:span text:style-name="T4">D</text:span></text:p>
            <text:p text:style-name="P10"><text:span text:style-name="T4">S</text:span></text:p>
          </draw:text-box>
        </draw:frame>
        <draw:frame draw:style-name="gr30" draw:text-style-name="P18" draw:layer="layout" svg:width="2.349cm" svg:height="0.571cm" svg:x="15.468cm" svg:y="15.044cm">
          <draw:text-box>
            <text:p text:style-name="P17"><text:span text:style-name="T5">IRF9Z34N</text:span></text:p>
          </draw:text-box>
        </draw:frame>
        <draw:g>
          <draw:custom-shape draw:style-name="gr31" draw:text-style-name="P4" draw:layer="layout" svg:width="1.143cm" svg:height="0.762cm" svg:x="18.765cm" svg:y="14.0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127cm" svg:height="0.127cm" svg:x="19.273cm" svg:y="14.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127cm" svg:height="0.127cm" svg:x="19.273cm" svg:y="14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4" draw:layer="layout" svg:width="0.318cm" svg:height="0.381cm" svg:x="19.59cm" svg:y="14.2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5" draw:layer="layout" svg:width="0.127cm" svg:height="0.127cm" draw:transform="rotate (1.5707963267949) translate (16.971cm 15.06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127cm" svg:height="0.127cm" draw:transform="rotate (1.5707963267949) translate (16.986cm 14.27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5" draw:layer="layout" svg:x1="17.032cm" svg:y1="14.941cm" svg:x2="17.032cm" svg:y2="14.623cm">
            <text:p/>
          </draw:line>
          <draw:line draw:style-name="gr19" draw:text-style-name="P15" draw:layer="layout" svg:x1="17.043cm" svg:y1="14.595cm" svg:x2="17.043cm" svg:y2="14.277cm">
            <text:p/>
          </draw:line>
          <draw:custom-shape draw:style-name="gr20" draw:text-style-name="P16" draw:layer="layout" svg:width="0.415cm" svg:height="0.254cm" draw:transform="rotate (1.5707963267949) translate (16.905cm 14.799cm)">
            <text:p/>
            <draw:enhanced-geometry svg:viewBox="0 0 21600 21600" draw:type="rectangle" draw:enhanced-path="M 0 0 L 21600 0 21600 21600 0 21600 0 0 Z N"/>
          </draw:custom-shape>
          <draw:frame draw:style-name="gr21" draw:text-style-name="P18" draw:layer="layout" svg:width="1.397cm" svg:height="0.569cm" svg:x="16.429cm" svg:y="14.294cm">
            <draw:text-box>
              <text:p text:style-name="P17"><text:span text:style-name="T3">100k</text:span></text:p>
            </draw:text-box>
          </draw:frame>
        </draw:g>
        <draw:line draw:style-name="gr8" draw:text-style-name="P1" draw:layer="layout" svg:x1="16.973cm" svg:y1="14.987cm" svg:x2="16.719cm" svg:y2="14.987cm">
          <text:p/>
        </draw:line>
        <draw:line draw:style-name="gr8" draw:text-style-name="P1" draw:layer="layout" svg:x1="17.359cm" svg:y1="14.987cm" svg:x2="17.105cm" svg:y2="14.987cm">
          <text:p/>
        </draw:line>
        <draw:line draw:style-name="gr8" draw:text-style-name="P1" draw:layer="layout" svg:x1="17.359cm" svg:y1="14.215cm" svg:x2="17.105cm" svg:y2="14.215cm">
          <text:p/>
        </draw:line>
        <draw:line draw:style-name="gr8" draw:text-style-name="P1" draw:layer="layout" svg:x1="16.966cm" svg:y1="14.215cm" svg:x2="16.712cm" svg:y2="14.215cm">
          <text:p/>
        </draw:line>
        <draw:line draw:style-name="gr8" draw:text-style-name="P1" draw:layer="layout" svg:x1="13.962cm" svg:y1="15.003cm" svg:x2="13.708cm" svg:y2="15.003cm">
          <text:p/>
        </draw:line>
        <draw:path draw:style-name="gr33" draw:text-style-name="P1" draw:layer="layout" svg:width="1.34cm" svg:height="1.947cm" draw:transform="rotate (1.11962871515436) translate (13.9950745861376cm 15.0040380564598cm)" svg:viewBox="0 0 1341 1948" svg:d="M7 0c-65 968 331 2248 1334 1885">
          <text:p/>
        </draw:path>
        <draw:line draw:style-name="gr8" draw:text-style-name="P1" draw:layer="layout" svg:x1="16.591cm" svg:y1="14.614cm" svg:x2="16.337cm" svg:y2="14.614cm">
          <text:p/>
        </draw:line>
        <draw:line draw:style-name="gr8" draw:text-style-name="P1" draw:layer="layout" svg:x1="19.27cm" svg:y1="14.609cm" svg:x2="18.635cm" svg:y2="14.609cm">
          <text:p/>
        </draw:line>
        <draw:line draw:style-name="gr8" draw:text-style-name="P1" draw:layer="layout" svg:x1="19.341cm" svg:y1="13.532cm" svg:x2="19.341cm" svg:y2="13.786cm">
          <text:p/>
        </draw:line>
        <draw:g>
          <draw:custom-shape draw:style-name="gr31" draw:text-style-name="P4" draw:layer="layout" svg:width="1.143cm" svg:height="0.762cm" svg:x="18.765cm" svg:y="12.8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127cm" svg:height="0.127cm" svg:x="19.273cm" svg:y="13.0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127cm" svg:height="0.127cm" svg:x="19.273cm" svg:y="13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4" draw:layer="layout" svg:width="0.318cm" svg:height="0.381cm" svg:x="19.59cm" svg:y="13.0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8" draw:text-style-name="P14" draw:layer="layout" svg:x1="19.27cm" svg:y1="13.081cm" svg:x2="18.636cm" svg:y2="13.081cm">
          <text:p/>
        </draw:line>
        <draw:frame draw:style-name="gr34" draw:text-style-name="P21" draw:layer="layout" svg:width="0.569cm" svg:height="0.988cm" svg:x="19.789cm" svg:y="13.914cm">
          <draw:text-box>
            <text:p text:style-name="P10"><text:span text:style-name="T4">–</text:span></text:p>
            <text:p text:style-name="P10"><text:span text:style-name="T4">+</text:span></text:p>
          </draw:text-box>
        </draw:frame>
        <draw:frame draw:style-name="gr35" draw:text-style-name="P21" draw:layer="layout" svg:width="2.292cm" svg:height="0.607cm" svg:x="19.79cm" svg:y="12.954cm">
          <draw:text-box>
            <text:p text:style-name="P10"><text:span text:style-name="T4">Push</text:span><text:span text:style-name="T4">butto</text:span><text:span text:style-name="T4">n</text:span></text:p>
          </draw:text-box>
        </draw:frame>
        <draw:frame draw:style-name="gr36" draw:text-style-name="P21" draw:layer="layout" svg:width="2.292cm" svg:height="0.607cm" svg:x="20.026cm" svg:y="14.107cm">
          <draw:text-box>
            <text:p text:style-name="P10"><text:span text:style-name="T4">Battery</text:span></text:p>
          </draw:text-box>
        </draw:frame>
        <draw:frame draw:style-name="gr30" draw:text-style-name="P18" draw:layer="layout" svg:width="1.841cm" svg:height="0.571cm" svg:x="16.585cm" svg:y="12.113cm">
          <draw:text-box>
            <text:p text:style-name="P17"><text:span text:style-name="T5">2xBC547</text:span></text:p>
          </draw:text-box>
        </draw:frame>
        <draw:line draw:style-name="gr8" draw:text-style-name="P1" draw:layer="layout" svg:x1="13.189cm" svg:y1="9.657cm" svg:x2="12.935cm" svg:y2="9.657cm">
          <text:p/>
        </draw:line>
        <draw:path draw:style-name="gr37" draw:text-style-name="P14" draw:layer="layout" svg:width="0.818cm" svg:height="0.817cm" draw:transform="rotate (-0.802851455917392) translate (17.0594799418428cm 12.6902227500537cm)" svg:viewBox="0 0 819 818" svg:d="M812 818c86-294-680-964-812-790">
          <text:p text:style-name="P8"><text:s/></text:p>
        </draw:path>
        <draw:path draw:style-name="gr38" draw:text-style-name="P14" draw:layer="layout" svg:width="0.522cm" svg:height="1.095cm" draw:transform="rotate (-0.802851455917392) translate (18.2054848443018cm 14.2325690367522cm)" svg:viewBox="0 0 523 1096" svg:d="M523 0c-89 254-392 807-523 1096">
          <text:p text:style-name="P8"><text:s text:c="7"/></text:p>
        </draw:path>
        <draw:line draw:style-name="gr8" draw:text-style-name="P1" draw:layer="layout" svg:x1="18.196cm" svg:y1="13.511cm" svg:x2="18.196cm" svg:y2="13.765cm">
          <text:p/>
        </draw:line>
        <draw:g>
          <draw:g>
            <draw:custom-shape draw:style-name="gr7" draw:text-style-name="P5" draw:layer="layout" svg:width="0.127cm" svg:height="0.127cm" svg:x="15.832cm" svg:y="13.00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127cm" svg:height="0.127cm" svg:x="17.356cm" svg:y="13.0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8" draw:text-style-name="P15" draw:layer="layout" svg:x1="15.959cm" svg:y1="13.069cm" svg:x2="16.277cm" svg:y2="13.069cm">
              <text:p/>
            </draw:line>
            <draw:line draw:style-name="gr19" draw:text-style-name="P15" draw:layer="layout" svg:x1="17.038cm" svg:y1="13.069cm" svg:x2="17.356cm" svg:y2="13.069cm">
              <text:p/>
            </draw:line>
            <draw:custom-shape draw:style-name="gr20" draw:text-style-name="P16" draw:layer="layout" svg:width="0.762cm" svg:height="0.254cm" svg:x="16.277cm" svg:y="12.94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1" draw:text-style-name="P18" draw:layer="layout" svg:width="1.397cm" svg:height="0.569cm" svg:x="15.979cm" svg:y="12.775cm">
            <draw:text-box>
              <text:p text:style-name="P17"><text:span text:style-name="T3">10k</text:span></text:p>
            </draw:text-box>
          </draw:frame>
        </draw:g>
        <draw:line draw:style-name="gr8" draw:text-style-name="P1" draw:layer="layout" svg:x1="15.805cm" svg:y1="13.088cm" svg:x2="15.551cm" svg:y2="13.088cm">
          <text:p/>
        </draw:line>
        <draw:g>
          <draw:line draw:style-name="gr27" draw:text-style-name="P1" draw:layer="layout" svg:x1="17.802cm" svg:y1="13.457cm" svg:x2="17.802cm" svg:y2="13.817cm">
            <text:p/>
          </draw:line>
          <draw:line draw:style-name="gr27" draw:text-style-name="P1" draw:layer="layout" svg:x1="17.421cm" svg:y1="13.842cm" svg:x2="17.612cm" svg:y2="13.84cm">
            <text:p/>
          </draw:line>
          <draw:line draw:style-name="gr27" draw:text-style-name="P1" draw:layer="layout" svg:x1="17.992cm" svg:y1="13.837cm" svg:x2="18.183cm" svg:y2="13.835cm">
            <text:p/>
          </draw:line>
          <draw:circle draw:style-name="gr28" draw:text-style-name="P20" draw:layer="layout" svg:width="0.571cm" svg:height="0.571cm" draw:transform="rotate (-1.57952297305487) translate (18.096cm 13.426cm)" draw:kind="cut" draw:start-angle="247.01" draw:end-angle="113.07">
            <text:p/>
          </draw:circle>
        </draw:g>
        <draw:line draw:style-name="gr8" draw:text-style-name="P14" draw:layer="layout" svg:x1="17.736cm" svg:y1="13.462cm" svg:x2="17.482cm" svg:y2="13.462cm">
          <text:p/>
        </draw:line>
        <draw:line draw:style-name="gr8" draw:text-style-name="P1" draw:layer="layout" svg:x1="17.1cm" svg:y1="12.698cm" svg:x2="17.354cm" svg:y2="12.698cm">
          <text:p/>
        </draw:line>
        <draw:path draw:style-name="gr24" draw:text-style-name="P14" draw:layer="layout" svg:width="0.689cm" svg:height="0.53cm" draw:transform="rotate (2.02196393843543) translate (16.1887350711845cm 10.6377174180068cm)" svg:viewBox="0 0 690 531" svg:d="M690 0c-222 457-520 180-690 531">
          <text:p/>
        </draw:path>
        <draw:path draw:style-name="gr24" draw:text-style-name="P14" draw:layer="layout" svg:width="0.689cm" svg:height="0.53cm" draw:transform="rotate (2.02196393843543) translate (16.1897350711845cm 11.0217174180068cm)" svg:viewBox="0 0 690 531" svg:d="M690 0c-222 457-520 180-690 531">
          <text:p/>
        </draw:path>
        <draw:line draw:style-name="gr8" draw:text-style-name="P1" draw:layer="layout" svg:x1="19.341cm" svg:y1="13.932cm" svg:x2="19.341cm" svg:y2="14.186cm">
          <text:p/>
        </draw:line>
        <draw:path draw:style-name="gr22" draw:text-style-name="P14" draw:layer="layout" svg:width="0.41cm" svg:height="0.659cm" draw:transform="rotate (1.11962871515436) translate (17.4018827127949cm 14.2897780993229cm)" svg:viewBox="0 0 411 660" svg:d="M55 0c-163 172 59 630 356 660">
          <text:p/>
        </draw:path>
        <draw:line draw:style-name="gr8" draw:text-style-name="P1" draw:layer="layout" svg:x1="18.201cm" svg:y1="13.911cm" svg:x2="18.201cm" svg:y2="14.165cm">
          <text:p/>
        </draw:line>
        <draw:path draw:style-name="gr9" draw:text-style-name="P1" draw:layer="layout" svg:width="1.187cm" svg:height="2.405cm" draw:transform="rotate (1.11962871515436) translate (16.6573933949843cm 13.859828040134cm)" svg:viewBox="0 0 1188 2406" svg:d="M1188 2406c-338-170-1349-1945-1166-2406">
          <text:p/>
        </draw:path>
        <draw:path draw:style-name="gr22" draw:text-style-name="P14" draw:layer="layout" svg:width="0.126cm" svg:height="0.539cm" draw:transform="rotate (-0.785398163397448) translate (18.4918413625104cm 13.0018413625104cm)" svg:viewBox="0 0 127 540" svg:d="M108 0c-163 173-129 290 19 540">
          <text:p/>
        </draw:path>
        <draw:path draw:style-name="gr39" draw:text-style-name="P14" draw:layer="layout" svg:width="5.883cm" svg:height="3.129cm" draw:transform="skewX (-1.0113789008274E-016) rotate (-0.802851455917392) translate (14.369124184423cm 7.85815392511688cm)" svg:viewBox="0 0 5884 3130" svg:d="M5884 363c-1472 1650-5948-3322-5883 2767">
          <text:p text:style-name="P8"><text:s/></text:p>
        </draw:path>
        <draw:line draw:style-name="gr8" draw:text-style-name="P1" draw:layer="layout" svg:x1="18.196cm" svg:y1="12.378cm" svg:x2="18.196cm" svg:y2="12.632cm">
          <text:p/>
        </draw:line>
        <draw:line draw:style-name="gr8" draw:text-style-name="P1" draw:layer="layout" svg:x1="12.066cm" svg:y1="10.05cm" svg:x2="11.812cm" svg:y2="10.05cm">
          <text:p/>
        </draw:line>
        <draw:line draw:style-name="gr8" draw:text-style-name="P1" draw:layer="layout" svg:x1="13.569cm" svg:y1="14.61cm" svg:x2="13.315cm" svg:y2="14.61cm">
          <text:p/>
        </draw:line>
        <draw:path draw:style-name="gr33" draw:text-style-name="P1" draw:layer="layout" svg:width="7.135cm" svg:height="1.383cm" draw:transform="rotate (1.11962871515436) translate (12.506914477173cm 14.4456331887628cm)" svg:viewBox="0 0 7136 1384" svg:d="M0 1267c435 834 7495-3151 7122-95">
          <text:p/>
        </draw:path>
        <draw:g>
          <draw:custom-shape draw:style-name="gr40" draw:text-style-name="P4" draw:layer="layout" svg:width="1.143cm" svg:height="1.154cm" draw:transform="rotate (-3.14159265358979) translate (11.93cm 13.2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127cm" svg:height="0.127cm" draw:transform="rotate (-3.14159265358979) translate (11.422cm 12.38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4" draw:layer="layout" svg:width="0.318cm" svg:height="0.773cm" draw:transform="rotate (-3.14159265358979) translate (11.105cm 13.0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127cm" svg:height="0.127cm" draw:transform="rotate (-3.14159265358979) translate (11.422cm 13.14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127cm" svg:height="0.127cm" draw:transform="rotate (-3.14159265358979) translate (11.422cm 12.7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" draw:text-style-name="P1" draw:layer="layout" svg:x1="12.507cm" svg:y1="14.277cm" svg:x2="12.507cm" svg:y2="14.531cm">
          <text:p/>
        </draw:line>
        <draw:line draw:style-name="gr8" draw:text-style-name="P1" draw:layer="layout" svg:x1="11.352cm" svg:y1="13.155cm" svg:x2="11.352cm" svg:y2="13.409cm">
          <text:p/>
        </draw:line>
        <draw:path draw:style-name="gr9" draw:text-style-name="P1" draw:layer="layout" svg:width="0.179cm" svg:height="1.37cm" draw:transform="rotate (1.11962871515436) translate (11.2773625883357cm 13.6243076780993cm)" svg:viewBox="0 0 180 1371" svg:d="M0 1371c324-529-126-876 180-1371">
          <text:p/>
        </draw:path>
        <draw:line draw:style-name="gr8" draw:text-style-name="P1" draw:layer="layout" svg:x1="11.352cm" svg:y1="12cm" svg:x2="11.352cm" svg:y2="12.254cm">
          <text:p/>
        </draw:line>
        <draw:line draw:style-name="gr8" draw:text-style-name="P14" draw:layer="layout" svg:x1="12.07cm" svg:y1="12.714cm" svg:x2="11.436cm" svg:y2="12.714cm">
          <text:p/>
        </draw:line>
        <draw:path draw:style-name="gr10" draw:text-style-name="P14" draw:layer="layout" svg:width="1.376cm" svg:height="0.309cm" draw:transform="rotate (1.11962871515436) translate (11.359cm 11.96cm)" svg:viewBox="0 0 1377 310" svg:d="M1377 182c-529 315-979-31-1377-182">
          <text:p/>
        </draw:path>
        <draw:frame draw:style-name="gr42" draw:text-style-name="P22" draw:layer="layout" svg:width="2.032cm" svg:height="0.706cm" svg:x="9.354cm" svg:y="12.394cm">
          <draw:text-box>
            <text:p text:style-name="P10"><text:span text:style-name="T6">10k po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opacity="50%" draw:shadow-offset-x="0.203cm" draw:shadow-offset-y="0.203cm" draw:shadow-opacity="50%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CB" draw:protected="true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6-07T23:51:12.460435195</meta:creation-date>
    <meta:editing-duration>P11DT8H34M7S</meta:editing-duration>
    <meta:editing-cycles>196</meta:editing-cycles>
    <meta:generator>LibreOffice/7.3.7.2$Linux_X86_64 LibreOffice_project/30$Build-2</meta:generator>
    <dc:date>2024-11-26T07:53:28.615541438</dc:date>
    <meta:document-statistic meta:object-count="1048"/>
  </office:meta>
</office:document-meta>
</file>